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2" svg:font-family="Mangal"/>
    <style:font-face style:name="PT Serif" svg:font-family="'PT Serif', Georgia, 'Times New Roman', Times, serif"/>
    <style:font-face style:name="Raleway" svg:font-family="Raleway, Helvetica, Arial, 'Lucida Grande', sans-serif"/>
    <style:font-face style:name="Verdana" svg:font-family="Verdana"/>
    <style:font-face style:name="noto sans" svg:font-family="'noto sans', Helvetica, Roboto, Arial, sans-serif"/>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Default_7e_LT_7e_Gliederung_20_1">
      <style:paragraph-properties fo:line-height="100%"/>
    </style:style>
    <style:style style:name="P2" style:family="paragraph" style:parent-style-name="Default_7e_LT_7e_Gliederung_20_1">
      <style:paragraph-properties fo:line-height="100%"/>
      <style:text-properties fo:font-size="13pt" style:font-size-asian="13pt" style:font-size-complex="13pt"/>
    </style:style>
    <style:style style:name="P3" style:family="paragraph" style:parent-style-name="Default_7e_LT_7e_Gliederung_20_1">
      <style:paragraph-properties fo:margin-top="3.99mm" fo:margin-bottom="0mm" style:contextual-spacing="false" fo:line-height="100%"/>
      <style:text-properties fo:font-size="13pt" style:font-size-asian="13pt" style:font-size-complex="13pt"/>
    </style:style>
    <style:style style:name="P4" style:family="paragraph" style:parent-style-name="Standard">
      <style:paragraph-properties fo:line-height="100%"/>
      <style:text-properties fo:font-size="13pt" style:font-size-asian="13pt" style:font-size-complex="13pt"/>
    </style:style>
    <style:style style:name="P5" style:family="paragraph" style:parent-style-name="Standard">
      <style:paragraph-properties fo:line-height="100%"/>
    </style:style>
    <style:style style:name="P6" style:family="paragraph" style:parent-style-name="Text_20_body">
      <style:paragraph-properties fo:line-height="100%"/>
    </style:style>
    <style:style style:name="P7" style:family="paragraph" style:parent-style-name="Text_20_body">
      <style:paragraph-properties fo:line-height="100%"/>
      <style:text-properties fo:font-size="13pt" style:font-size-asian="13pt" style:font-size-complex="13pt"/>
    </style:style>
    <style:style style:name="P8" style:family="paragraph" style:parent-style-name="Default_7e_LT_7e_Gliederung_20_1">
      <style:paragraph-properties fo:line-height="100%"/>
      <style:text-properties fo:font-size="13pt" style:font-size-asian="13pt" style:font-size-complex="13pt"/>
    </style:style>
    <style:style style:name="P9" style:family="paragraph" style:parent-style-name="Default_7e_LT_7e_Gliederung_20_1">
      <style:paragraph-properties fo:line-height="100%"/>
      <style:text-properties fo:font-size="13pt" officeooo:rsid="0014dc28" officeooo:paragraph-rsid="0014dc28" style:font-size-asian="13pt" style:font-size-complex="13pt"/>
    </style:style>
    <style:style style:name="T1" style:family="text">
      <style:text-properties fo:font-variant="normal" fo:text-transform="none" fo:color="#777777" loext:opacity="100%" style:font-name="Raleway" fo:font-size="7pt" fo:letter-spacing="normal" fo:font-style="normal" fo:font-weight="normal"/>
    </style:style>
    <style:style style:name="T2"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Să nu ai alţi dumnezei afară de Mine.</text:p>
      <text:p text:style-name="P2"><text:span text:style-name="T1">Belarus</text:span> </text:p>
      <text:p text:style-name="P2"><text:span text:style-name="T1">China</text:span> </text:p>
      <text:p text:style-name="P2"><text:span text:style-name="T1">Japonia</text:span> </text:p>
      <text:p text:style-name="P2"><text:span text:style-name="T1">Azerbaidjan</text:span> </text:p>
      <text:p text:style-name="P9">Monaco</text:p>
      <text:p text:style-name="P2"/>
      <text:p text:style-name="P2">2. <text:s/>Sa nu-ti faci chip cioplit, nici alta asemanare, nici sa te inchini lor.</text:p>
      <text:p text:style-name="P2">“Sa nu-ti faci chip cioplit, nici vreo infatisare a lucrurilor cari sint sus in ceruri, sau jos pe pamint, sau in apele mai de jos de cit pamintul.</text:p>
      <text:p text:style-name="P2">Sa nu te inchini inaintea lor, si sa nu le slujesti; caci Eu, Domnul, Dumnezeul tau, sint un Dumnezeu gelos, care pedepsesc nelegiuirea parintilor in copii pina la al treilea si la al patrulea neam al celor ce Ma urasc, si Ma indur pina la al miilea neam de cei ce Ma iubesc si pazesc poruncile Mele.” </text:p>
      <text:p text:style-name="P2">//note – ceva legat daca ai dubla cetatenie si servesti alt stat</text:p>
      <text:p text:style-name="P2">Lege organica -</text:p>
      <text:p text:style-name="P2">LEGE Nr. 1024 din 02-06-2000</text:p>
      <text:p text:style-name="P2">cetăţeniei Republicii Moldova</text:p>
      <text:p text:style-name="P2">CAPITOLUL III</text:p>
      <text:p text:style-name="P2">PIERDEREA CETĂŢENIEI</text:p>
      <text:p text:style-name="P2">Articolul 23. Retragerea cetăţeniei</text:p>
      <text:p text:style-name="P2">(1) Cetăţenia Republicii Moldova poate fi retrasă printr-un decret al Preşedintelui Republicii Moldova persoanei care:</text:p>
      <text:p text:style-name="P2">b) s-a înrolat benevol în forţe armate străine; </text:p>
      <text:p text:style-name="P2"><text:s/>(2) Retragerea cetăţeniei nu se admite în baza temeiurilor prevăzute la alin.(1) dacă persoana va deveni apatrid, cu excepţia celor de la lit.a).</text:p>
      <text:p text:style-name="P2"><text:s/>(3) Retragerea cetăţeniei Republicii Moldova persoanei nu produce nici un efect asupra cetăţeniei soţului şi copiilor ei.</text:p>
      <text:p text:style-name="P2"><text:soft-page-break/></text:p>
      <text:p text:style-name="P2"/>
      <text:p text:style-name="P2"/>
      <text:p text:style-name="P2"/>
      <text:p text:style-name="P2">(3) Să nu iei în deşert Numele Domnului, Dumnezeului tău; căci Domnul nu va lăsa nepedepsit pe cel ce va lua în deşert Numele Lui. </text:p>
      <text:p text:style-name="P2">4. <text:s/>Adu-ti aminte de ziua Domnului si o cinsteste.</text:p>
      <text:p text:style-name="P2">Adu-ţi aminte de ziua de odihnă, ca s-o sfinţeşti. Să lucrezi şase zile şi să-ţi faci lucrul tău. Dar ziua a şaptea este ziua de odihnă închinată Domnului, Dumnezeului tău: să nu faci nici o lucrare în ea, nici tu, nici fiul tău, nici fiica ta, nici robul tău, nici roaba ta, nici vita ta, nici străinul care este în casa ta. Căci în şase zile a făcut Domnul cerurile, pământul şi marea şi tot ce este în ele, iar în ziua a şaptea s-a odihnit: de aceea a binecuvântat Domnul ziua de odihnă şi a sfinţit-o. </text:p>
      <text:p text:style-name="P2">// note – codul muncii</text:p>
      <text:p text:style-name="P3">CODUL MUNCII AL REPUBLICII MOLDOVA</text:p>
      <text:p text:style-name="P3">Titlul IV</text:p>
      <text:p text:style-name="P3">TIMPUL DE MUNCĂ ŞI TIMPUL DE ODIHNĂ</text:p>
      <text:p text:style-name="P3"/>
      <text:p text:style-name="P3">Capitolul II</text:p>
      <text:p text:style-name="P3">TIMPUL DE ODIHNĂ </text:p>
      <text:p text:style-name="P3"> Articolul 109. Repausul săptămînal</text:p>
      <text:p text:style-name="P3"><text:s/>(1) Repausul săptămînal se acordă timp de 2 zile consecutive, de regulă sîmbăta şi duminica. </text:p>
      <text:p text:style-name="P3">(2) În cazul în care un repaus simultan pentru întregul personal al unităţii în zilele de sîmbătă şi duminică ar prejudicia interesul public sau ar compromite funcţionarea normală a unităţii, repausul săptămînal poate fi acordat şi în alte zile, stabilite prin contractul colectiv de muncă sau prin regulamentul intern al unităţii, cu condiţia ca una din zilele libere să fie duminica.</text:p>
      <text:p text:style-name="P3"> (3) În unităţile în care, datorită specificului muncii, nu se poate acorda repausul săptămînal în ziua de duminică, salariaţii vor beneficia de două zile libere în cursul săptămînii şi de un spor la salariu stabilit prin contractul colectiv de muncă sau contractul individual de muncă. </text:p>
      <text:p text:style-name="P2"/>
      <text:p text:style-name="P2"><text:soft-page-break/>(5) Cinsteşte pe tatăl tău şi pe mama ta, pentru ca să ţi se lungească zilele în ţara, pe care ţi-o dă Domnul, Dumnezeul tău. </text:p>
      <text:p text:style-name="P2">6. <text:s/>Sa nu ucizi.</text:p>
      <text:p text:style-name="P2">// note - codul penal </text:p>
      <text:p text:style-name="P1"><text:span text:style-name="Strong_20_Emphasis"><text:span text:style-name="T2">CODUL PENAL AL REPUBLICII MOLDOVA* </text:span></text:span></text:p>
      <text:p text:style-name="P1"><text:span text:style-name="Strong_20_Emphasis"><text:span text:style-name="T2">Capitolul II</text:span></text:span><text:span text:style-name="T2"><text:line-break/></text:span><text:span text:style-name="Strong_20_Emphasis"><text:span text:style-name="T2">INFRACŢIUNI CONTRA VIEŢII</text:span></text:span><text:span text:style-name="T2"><text:line-break/></text:span><text:span text:style-name="Strong_20_Emphasis"><text:span text:style-name="T2">ŞI SĂNĂTĂŢII PERSOANEI</text:span></text:span><text:span text:style-name="T2"> </text:span></text:p>
      <text:p text:style-name="P1"><text:span text:style-name="T2"> </text:span><text:span text:style-name="Strong_20_Emphasis"><text:span text:style-name="T2">Articolul 145. Omorul intenţionat</text:span></text:span><text:span text:style-name="T2"><text:line-break/> (1) Omorul unei persoane se pedepseşte cu închisoare de la 10 la 15 ani.<text:line-break/> (2) Omorul săvîrşit:<text:line-break/> a) cu premeditare;<text:line-break/> b) din interes material;<text:line-break/> d) în legătură cu îndeplinirea de către victimă a obligaţiilor de serviciu sau obşteşti;<text:line-break/> e) cu bună ştiinţă asupra unui minor sau a unei femei gravide ori profitînd de starea de neputinţă cunoscută sau evidentă a victimei, care se datorează vîrstei înaintate, bolii, dizabilităţii ori altui factor;<text:line-break/> e1) asupra unui membru de familie;<text:line-break/> f) cu răpirea sau luarea persoanei în calitate de ostatic<text:line-break/> g) asupra a două sau mai multor persoane;<text:line-break/> h) asupra unui reprezentant al autorităţii publice ori a unui militar, ori a rudelor apropiate ale acestora, în timpul sau în legătură cu îndeplinirea de către reprezentantul autorităţii publice sau militar a obligaţiilor de serviciu;<text:line-break/> i) de două sau mai multe persoane;<text:line-break/> j) cu deosebită cruzime, precum şi din motive sadice;<text:line-break/> k) cu scopul de a ascunde o altă infracţiune sau de a înlesni săvîrşirea ei;<text:line-break/> l) din motive de ură socială, naţională, rasială sau religioasă;<text:line-break/> m) prin mijloace periculoase pentru viaţa sau sănătatea mai multor persoane;<text:line-break/> n) cu scopul de a preleva şi/sau utiliza ori comercializa organele sau ţesuturile victimei;<text:line-break/> o) de către o persoană care anterior a săvîrşit un omor intenţionat prevăzut la alin.(1);<text:line-break/>p) la comandă<text:line-break/> se pedepseşte cu închisoare de la 15 la 20 de ani sau cu detenţiune pe viaţă. </text:span></text:p>
      <text:p text:style-name="P2"/>
      <text:p text:style-name="P2">(7) Să nu preacurveşti. </text:p>
      <text:p text:style-name="P2">8. <text:s/>Sa nu furi.</text:p>
      <text:p text:style-name="P1"><text:span text:style-name="Strong_20_Emphasis"><text:span text:style-name="T2">CODUL CONTRAVENŢIONAL AL REPUBLICII MOLDOVA</text:span></text:span><text:span text:style-name="T2"> </text:span></text:p>
      <text:p text:style-name="P5"><text:bookmark text:name="_Toc36612706"/><text:span text:style-name="Strong_20_Emphasis"><text:span text:style-name="T2">            Articolul 105. Sustragerea în proporţii mici din avutul proprietarului</text:span></text:span><text:span text:style-name="T2"><text:line-break/>Sustragerea în proporţii mici din avutul proprietarului prin furt, însuşire, delapidare, abuz de serviciu sau escrocherie <text:s/>se sancţionează cu amendă de la 50 la 100 de unităţi convenţionale </text:span><text:soft-page-break/><text:span text:style-name="T2">sau cu muncă neremunerată în folosul comunităţii de la 40 la 60 de ore, sau cu arest contravenţional de pînă la 15 zile. </text:span></text:p>
      <text:p text:style-name="P4"/>
      <text:p text:style-name="P4">Proportii mici &lt; 25 unitati conventionale</text:p>
      <text:p text:style-name="P4"/>
      <text:p text:style-name="P5"><text:span text:style-name="Strong_20_Emphasis"><text:span text:style-name="T2">CODUL PENAL AL REPUBLICII MOLDOVA</text:span></text:span><text:span text:style-name="T2"> </text:span></text:p>
      <text:p text:style-name="P6"><text:span text:style-name="Strong_20_Emphasis"><text:span text:style-name="T2">Capitolul VI</text:span></text:span><text:span text:style-name="T2"><text:line-break/></text:span><text:span text:style-name="Strong_20_Emphasis"><text:span text:style-name="T2">INFRACŢIUNI CONTRA PATRIMONIULUI</text:span></text:span></text:p>
      <text:p text:style-name="P6"><text:span text:style-name="Strong_20_Emphasis"><text:span text:style-name="T2">Articolul 186. Furtul</text:span></text:span><text:span text:style-name="T2"><text:line-break/> (1) Furtul, adică sustragerea pe ascuns a bunurilor altei persoane,<text:line-break/> se pedepseşte cu amendă în mărime pînă la 650 unităţi convenţionale sau cu muncă neremunerată în folosul comunităţii de la 120 la 240 de ore, sau cu închisoare de pînă la 2 ani.<text:line-break/> (2) Furtul săvîrşit:<text:line-break/> b) de două sau mai multe persoane;<text:line-break/> c) prin pătrundere în încăpere, în alt loc pentru depozitare sau în locuinţă;<text:line-break/> d) cu cauzarea de daune în proporţii considerabile<text:line-break/> se pedepseşte cu amendă în mărime de la 650 la 1350 unităţi convenţionale sau cu muncă neremunerată în folosul comunităţii de la 180 la 240 de ore, sau cu închisoare de pînă la 4 ani.<text:line-break/> (21) Furtul bunurilor de patrimoniu cultural din siturile arheologice sau din zonele cu potenţial arheologic<text:line-break/> se pedepseşte cu amendă în mărime 1350 la 2350 unităţi convenţionale sau cu închisoare de la 2 la 5 ani.<text:line-break/> (3) Furtul săvîrşit:<text:line-break/> a) în timpul unei calamităţi;<text:line-break/> b) de un grup criminal organizat sau de o organizaţie criminală se pedepseşte cu închisoare de la 2 la 6 ani cu (sau fără) amendă în mărime de la 1350 la 3350 unităţi convenţionale.<text:line-break/> (4) Acţiunile prevăzute la alin. (1)–(3) săvîrşite în proporţii mari se pedepsesc cu închisoare de la 5 la 10 ani.<text:line-break/> (5) Acţiunile prevăzute la alin. (1)–(3) săvîrşite în proporţii deosebit de mari se pedepsesc cu închisoare de la 7 la 12 ani.</text:span></text:p>
      <text:p text:style-name="P4"/>
      <text:p text:style-name="P2"/>
      <text:p text:style-name="P2">// note - codul penal </text:p>
      <text:p text:style-name="P2"/>
      <text:p text:style-name="P2">(9) Să nu mărturiseşti strâmb împotriva aproapelui tău. </text:p>
      <text:p text:style-name="P2">10. Sa nu poftesti nimic din ce este al aproapelui tau.</text:p>
      <text:p text:style-name="P2">"Să nu doreşti casa aproapelui tău; să nu doreşti femeia aproapelui tău, nici ogorul lui, nici sluga lui, nici slujnica lui, nici boul lui, nici asinul lui şi nici unul din dobitoacele lui şi nimic din câte are aproapele tău!" </text:p>
      <text:p text:style-name="P2"><text:soft-page-break/>// note – ma gandesc doar acest lucru raportat la nivel de state ca statele nu au dreptul sa isi doreasca alte teritorii</text:p>
      <text:p text:style-name="P2"/>
      <text:p text:style-name="P2">Constituția Republicii Moldova </text:p>
      <text:p text:style-name="P2">Titlul I. Principii generale </text:p>
      <text:p text:style-name="P2"/>
      <text:p text:style-name="P7">Articolul 3. Teritoriul</text:p>
      <text:p text:style-name="P7">(1) Teritoriul Republicii Moldova este inalienabil.</text:p>
      <text:p text:style-name="P7">(2) Frontierele ţării sînt consfinţite prin lege organică, respectîndu-se principiile şi normele unanim recunoscute ale dreptului internaţional.</text:p>
      <text:p text:style-name="P2"><text:a xlink:type="simple" xlink:href="https://www.cambridge.org/core/books/international-law/territory/4F31812B7A0DDE8054893E7C17A65C05#:~:text=9%20%2D%20Territory&amp;text=International%20law%20is%20based%20on,state%20as%20a%20legal%20person.&amp;text=Without%20territory%20a%20legal%20person%20cannot%20be%20a%20state" text:style-name="Internet_20_link" text:visited-style-name="Visited_20_Internet_20_Link">https://www.cambridge.org/core/books/international-law/territory/4F31812B7A0DDE8054893E7C17A65C05#:~:text=9%20%2D%20Territory&amp;text=International%20law%20is%20based%20on,state%20as%20a%20legal%20person.&amp;text=Without%20territory%20a%20legal%20person%20cannot%20be%20a%20state</text:a>.</text:p>
      <text:p text:style-name="P2"/>
      <text:p text:style-name="P7">CONCEPTUL DE TERITORIU ÎN DREPTUL INTERNAȚIONAL</text:p>
      <text:p text:style-name="P7">Dreptul internațional se bazează pe conceptul de stat. La rândul său, statul se află pe fundamentul suveranității, care exprimă intern supremația instituțiilor guvernamentale și, în exterior, supremația statului ca persoană juridică.</text:p>
      <text:p text:style-name="P7">Dar suveranitatea însăși, cu urmărirea drepturilor și obligațiilor legale, se întemeiază pe faptul teritoriului. Fără teritoriu, o persoană juridică nu poate fi stat. Este, fără îndoială, caracteristica de bază a unui stat și cea mai larg acceptată și înțeleasă. În prezent există aproximativ 200 de unități teritoriale distincte, fiecare supusă unei suveranități teritoriale și unei jurisdicții diferite.</text:p>
      <text:p text:style-name="P2">Rolul central al teritoriului în schema dreptului internațional poate fi văzut prin observarea dezvoltării normelor legale care protejează inviolabilitatea acestuia. Principiul respectării integrității teritoriale a statelor este bine întemeiat ca unul dintre elementele cheie ale sistemului internațional, la fel ca norma care interzice interferențele în treburile interne ale altor state. Cu toate acestea, o serie de factori au avut tendința de a reduce exclusivitatea teritorială a statului în dreptul internațional. Schimbările tehnologice și economice au avut un impact pe măsură ce interdependența devine mai evidentă și creșterea preocupărilor transnaționale precum drepturile omului și autodeterminarea au avut tendința de a afecta această exclusivitate. </text:p>
      <text:p text:style-name="P2"/>
      <text:p text:style-name="P2">//petru</text:p>
      <text:p text:style-name="P2"><text:soft-page-break/>Prima porunca spusă de Dumnezeu sună in felul următor:</text:p>
      <text:p text:style-name="P2">"Să nu ai alţi dumnezei afară de Mine.",</text:p>
      <text:p text:style-name="P2">Acesta porunca se asociaza interzicerea in unele state sa ai alta cetatenie</text:p>
      <text:p text:style-name="P2"/>
      <text:p text:style-name="P2">A treia porunca spusa de dumenzeu este :</text:p>
      <text:p text:style-name="P2">"Sa nu iei numele Domnului Dumnezeului tau in desert.",</text:p>
      <text:p text:style-name="P2">Sa nu ei in desert ceea ce reprezinta statul tau</text:p>
      <text:p text:style-name="P2"/>
      <text:p text:style-name="P2">A cincea porunca spusa de dumnezeu este:</text:p>
      <text:p text:style-name="P2">"Cinsteste pa tatal tau si pe mama ta, ca bine sa-ti fie si multi ani sa traiesti pe pamant.":</text:p>
      <text:p text:style-name="P2">In constitutia RM este articolul 48 care spune:Copiii sînt obligaţi să aibă grijă de părinţi şi să le acorde ajutor.</text:p>
      <text:p text:style-name="P2"/>
      <text:p text:style-name="P2">A saptea porunca spusa de Dumnezeu suna asa:"Să nu preacurveşti",</text:p>
      <text:p text:style-name="P2">Referitor la acesta porunca este in Codul contraventional Articolul Articolul 89. Practicarea prostituţiei (1) Practicarea prostituţiei, adică satisfacerea dorinţei sexuale a unei persoane prin orice metodă şi/sau mijloace, contra plată, inclusiv prin intermediul tehnologiilor informaţionale sau comunicaţiilor electronice, se sancţionează cu amendă de la 36 la 48 de unităţi convenţionale sau cu muncă neremunerată în folosul comunităţii de la 40 la 60 de ore.</text:p>
      <text:p text:style-name="P2"/>
      <text:p text:style-name="P2">A noua porunca spusa de Dumnezeu este:</text:p>
      <text:p text:style-name="P2">"Să nu mărturiseşti strâmb împotriva aproapelui tău",</text:p>
      <text:p text:style-name="P2">Cu acesata porunca se asociaza <text:s/>Codul de procedura penala Articolul 64. Drepturile şi obligaţiile bănuitului (4) Bănuitul are dreptul să facă declaraţii sau să refuze de a le face, atrăgîndu-i-se atenţia că dacă refuză să dea declaraţii nu va suferi nicio consecinţă defavorabilă, iar dacă va da declaraţii acestea vor putea fi folosite ca mijloace de probă împotriva s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2" svg:font-family="Mangal"/>
    <style:font-face style:name="PT Serif" svg:font-family="'PT Serif', Georgia, 'Times New Roman', Times, serif"/>
    <style:font-face style:name="Raleway" svg:font-family="Raleway, Helvetica, Arial, 'Lucida Grande', sans-serif"/>
    <style:font-face style:name="Verdana" svg:font-family="Verdana"/>
    <style:font-face style:name="noto sans" svg:font-family="'noto sans', Helvetica, Roboto, Arial, sans-serif"/>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Default_20_Drawing_20_Style" style:display-name="Default Drawing Style" style:family="paragraph" style:default-outline-level="">
      <style:paragraph-properties fo:margin-top="0mm" fo:margin-bottom="0mm" style:contextual-spacing="false" style:line-height-at-least="3.53m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mm" fo:margin-bottom="0mm" style:contextual-spacing="false" style:line-height-at-least="3.53m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mm" fo:margin-bottom="0mm" style:contextual-spacing="false" style:line-height-at-least="3.53m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4.99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4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3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1.99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1.01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1.01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1.01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1.01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1.01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6mm" fo:margin-right="0mm" fo:text-indent="-6mm" style:auto-text-indent="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mm" fo:margin-bottom="0mm" style:contextual-spacing="false" style:line-height-at-least="3.53mm"/>
      <style:text-properties style:use-window-font-color="true" loext:opacity="0%"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6mm" fo:margin-right="0mm" fo:text-indent="-6mm" style:auto-text-indent="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4.99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4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3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1.99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1.01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1.01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1.01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1.01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1.01mm" fo:margin-bottom="0m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default-outline-level="">
      <style:paragraph-properties fo:margin-top="0mm" fo:margin-bottom="0mm" style:contextual-spacing="false" style:line-height-at-least="3.53m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mm" fo:margin-bottom="0mm" style:contextual-spacing="false" style:line-height-at-least="3.53m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default-outline-level="">
      <style:paragraph-properties fo:margin-top="0mm" fo:margin-bottom="0mm" style:contextual-spacing="false" style:line-height-at-least="3.53m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mm" fo:margin-bottom="0mm" style:contextual-spacing="false" style:line-height-at-least="3.53m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mm" fo:margin-bottom="0mm" style:contextual-spacing="false" style:line-height-at-least="3.53mm" fo:text-align="start"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mm" fo:margin-right="0mm" fo:margin-top="0mm" fo:margin-bottom="0mm" style:contextual-spacing="false" style:line-height-at-least="3.53mm" fo:text-indent="6mm"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mm" fo:margin-bottom="0mm" style:contextual-spacing="false" style:line-height-at-least="3.53m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mm" fo:margin-bottom="0mm" style:contextual-spacing="false" style:line-height-at-least="3.53mm"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mm" fo:margin-right="1.99mm" fo:margin-top="1.01mm" fo:margin-bottom="1.01mm" style:contextual-spacing="false" style:line-height-at-least="3.53mm" fo:text-align="center" style:justify-single-word="false" fo:text-indent="0mm"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4.2mm" fo:margin-bottom="2.1mm" style:contextual-spacing="false" style:line-height-at-least="3.53m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4.2mm" fo:margin-bottom="2.1mm" style:contextual-spacing="false" style:line-height-at-least="3.53m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4.2mm" fo:margin-bottom="2.1mm" style:contextual-spacing="false" style:line-height-at-least="3.53m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mm" fo:margin-bottom="0mm" style:contextual-spacing="false" style:line-height-at-least="3.53m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0-31T11:29:37.159000000</dc:date>
    <meta:editing-duration>PT1H9M46S</meta:editing-duration>
    <meta:editing-cycles>7</meta:editing-cycles>
    <meta:document-statistic meta:table-count="0" meta:image-count="0" meta:object-count="0" meta:page-count="6" meta:paragraph-count="77" meta:word-count="1654" meta:character-count="10538" meta:non-whitespace-character-count="8878"/>
  </office:meta>
</office:document-meta>
</file>